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7.001cm" style:rel-column-width="25485*"/>
    </style:style>
    <style:style style:name="Tableau1.B" style:family="table-column">
      <style:table-column-properties style:column-width="4.001cm" style:rel-column-width="14563*"/>
    </style:style>
    <style:style style:name="Tableau1.C" style:family="table-column">
      <style:table-column-properties style:column-width="7.001cm" style:rel-column-width="2548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7" style:family="table-row">
      <style:table-row-properties style:min-row-height="0.609cm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7.001cm" style:rel-column-width="25485*"/>
    </style:style>
    <style:style style:name="Tableau2.B" style:family="table-column">
      <style:table-column-properties style:column-width="4.001cm" style:rel-column-width="14563*"/>
    </style:style>
    <style:style style:name="Tableau2.C" style:family="table-column">
      <style:table-column-properties style:column-width="7.001cm" style:rel-column-width="2548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7" style:family="table-row">
      <style:table-row-properties style:min-row-height="0.609cm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7.001cm" style:rel-column-width="25485*"/>
    </style:style>
    <style:style style:name="Tableau3.B" style:family="table-column">
      <style:table-column-properties style:column-width="4.001cm" style:rel-column-width="14563*"/>
    </style:style>
    <style:style style:name="Tableau3.C" style:family="table-column">
      <style:table-column-properties style:column-width="7.001cm" style:rel-column-width="2548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7" style:family="table-row">
      <style:table-row-properties style:min-row-height="0.609cm"/>
    </style:style>
    <style:style style:name="Tableau16" style:family="table">
      <style:table-properties style:width="18.002cm" fo:margin-top="0.199cm" fo:margin-bottom="0.199cm" table:align="margins"/>
    </style:style>
    <style:style style:name="Tableau16.A" style:family="table-column">
      <style:table-column-properties style:column-width="18.002cm" style:rel-column-width="65535*"/>
    </style:style>
    <style:style style:name="Tableau16.A1" style:family="table-cell">
      <style:table-cell-properties fo:padding="0.097cm" fo:border="none"/>
    </style:style>
    <style:style style:name="Tableau9" style:family="table">
      <style:table-properties style:width="17.808cm" table:align="margins"/>
    </style:style>
    <style:style style:name="Tableau9.A" style:family="table-column">
      <style:table-column-properties style:column-width="1.325cm" style:rel-column-width="675*"/>
    </style:style>
    <style:style style:name="Tableau9.B" style:family="table-column">
      <style:table-column-properties style:column-width="1.03cm" style:rel-column-width="525*"/>
    </style:style>
    <style:style style:name="Tableau9.D" style:family="table-column">
      <style:table-column-properties style:column-width="1.028cm" style:rel-column-width="524*"/>
    </style:style>
    <style:style style:name="Tableau9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4.498cm" style:rel-column-width="16375*"/>
    </style:style>
    <style:style style:name="Tableau4.B" style:family="table-column">
      <style:table-column-properties style:column-width="13.504cm" style:rel-column-width="49160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4.498cm" style:rel-column-width="16375*"/>
    </style:style>
    <style:style style:name="Tableau5.B" style:family="table-column">
      <style:table-column-properties style:column-width="13.504cm" style:rel-column-width="49160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4.498cm" style:rel-column-width="16375*"/>
    </style:style>
    <style:style style:name="Tableau6.B" style:family="table-column">
      <style:table-column-properties style:column-width="13.504cm" style:rel-column-width="49160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6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7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8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Heading_20_2">
      <style:text-properties officeooo:paragraph-rsid="000ef9b1"/>
    </style:style>
    <style:style style:name="P3" style:family="paragraph" style:parent-style-name="Text_20_body">
      <style:text-properties officeooo:rsid="0013b7af" officeooo:paragraph-rsid="0013b7af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b7af" officeooo:paragraph-rsid="0013b7a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weight="normal" officeooo:rsid="0013b7af" officeooo:paragraph-rsid="0013b7af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normal" officeooo:rsid="0013b7af" officeooo:paragraph-rsid="0013b7af" style:font-weight-asian="normal" style:font-weight-complex="normal"/>
    </style:style>
    <style:style style:name="P7" style:family="paragraph" style:parent-style-name="Text_20_body">
      <style:text-properties officeooo:rsid="0013b7af" officeooo:paragraph-rsid="00157af0"/>
    </style:style>
    <style:style style:name="P8" style:family="paragraph" style:parent-style-name="Table_20_Contents">
      <style:paragraph-properties fo:margin-top="0cm" fo:margin-bottom="0.199cm" style:contextual-spacing="false" fo:text-align="center" style:justify-single-word="false"/>
      <style:text-properties style:font-name="Courier New" fo:font-weight="normal" officeooo:rsid="00157af0" officeooo:paragraph-rsid="00157af0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b7af" officeooo:paragraph-rsid="00157af0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weight="normal" officeooo:rsid="00157af0" officeooo:paragraph-rsid="00157af0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rsid="0013b7af" officeooo:paragraph-rsid="00157af0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weight="normal" officeooo:rsid="00157f1f" officeooo:paragraph-rsid="00157f1f" style:font-weight-asian="normal" style:font-weight-complex="normal"/>
    </style:style>
    <style:style style:name="P13" style:family="paragraph" style:parent-style-name="Heading_20_2" style:list-style-name="">
      <style:paragraph-properties fo:hyphenation-ladder-count="no-limit" fo:hyphenation-keep="auto" loext:hyphenation-keep-type="column"/>
      <style:text-properties officeooo:rsid="00157f1f" officeooo:paragraph-rsid="00157f1f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Heading_20_2">
      <style:paragraph-properties fo:break-before="page"/>
      <style:text-properties officeooo:rsid="00157f1f" officeooo:paragraph-rsid="00157f1f"/>
    </style:style>
    <style:style style:name="P15" style:family="paragraph" style:parent-style-name="Text_20_body">
      <style:text-properties officeooo:rsid="0013b7af" officeooo:paragraph-rsid="00157f1f"/>
    </style:style>
    <style:style style:name="P16" style:family="paragraph" style:parent-style-name="Table_20_Contents">
      <style:paragraph-properties fo:margin-top="0cm" fo:margin-bottom="0.199cm" style:contextual-spacing="false" fo:text-align="center" style:justify-single-word="false"/>
      <style:text-properties style:font-name="Courier New" fo:font-weight="normal" officeooo:rsid="00157af0" officeooo:paragraph-rsid="00157f1f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3b7af" officeooo:paragraph-rsid="00157f1f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13b7af" officeooo:paragraph-rsid="00157f1f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weight="normal" officeooo:rsid="001641e1" officeooo:paragraph-rsid="001641e1" style:font-weight-asian="normal" style:font-weight-complex="normal"/>
    </style:style>
    <style:style style:name="P20" style:family="paragraph" style:parent-style-name="Heading_20_2" style:list-style-name="">
      <style:paragraph-properties fo:hyphenation-ladder-count="no-limit" fo:hyphenation-keep="auto" loext:hyphenation-keep-type="column"/>
      <style:text-properties officeooo:rsid="001cda37" officeooo:paragraph-rsid="00157f1f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Table_20_Heading">
      <style:paragraph-properties fo:text-align="center" style:justify-single-word="false"/>
      <style:text-properties fo:font-size="10pt" officeooo:paragraph-rsid="00174fb7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paragraph-rsid="00174fb7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paragraph-rsid="00174fb7" style:font-size-asian="10pt" style:font-size-complex="10pt"/>
    </style:style>
    <style:style style:name="P24" style:family="paragraph" style:parent-style-name="Table">
      <style:text-properties officeooo:paragraph-rsid="00174fb7"/>
    </style:style>
    <style:style style:name="P25" style:family="paragraph" style:parent-style-name="Heading_20_3">
      <style:text-properties officeooo:paragraph-rsid="00174fb7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11c788" officeooo:paragraph-rsid="00101922" style:font-weight-asian="bold" style:font-weight-complex="bold"/>
    </style:style>
    <style:style style:name="P28" style:family="paragraph" style:parent-style-name="Text_20_body">
      <style:text-properties officeooo:rsid="0011c788" officeooo:paragraph-rsid="00101922"/>
    </style:style>
    <style:style style:name="T1" style:family="text">
      <style:text-properties officeooo:rsid="0013b7af"/>
    </style:style>
    <style:style style:name="T2" style:family="text">
      <style:text-properties officeooo:rsid="000ef9b1"/>
    </style:style>
    <style:style style:name="T3" style:family="text">
      <style:text-properties officeooo:rsid="00157af0"/>
    </style:style>
    <style:style style:name="T4" style:family="text">
      <style:text-properties officeooo:rsid="00157f1f"/>
    </style:style>
    <style:style style:name="T5" style:family="text">
      <style:text-properties officeooo:rsid="001641e1"/>
    </style:style>
    <style:style style:name="T6" style:family="text">
      <style:text-properties officeooo:rsid="0019397f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Structures <text:span text:style-name="T1">de données</text:span></text:h>
      <text:h text:style-name="P2" text:outline-level="2">Exercice <text:span text:style-name="T2">1 – </text:span><text:span text:style-name="T1">Caractères</text:span></text:h>
      <text:p text:style-name="P3">Évaluer les expressions suivantes tout en indiquant leurs <text:span text:style-name="T3">valeurs et leurss</text:span> types. Puis, les traduire en Python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Expression Algorithmique</text:p>
          </table:table-cell>
          <table:table-cell table:style-name="Tableau1.A1" office:value-type="string">
            <text:p text:style-name="P4">Valeur / Type</text:p>
          </table:table-cell>
          <table:table-cell table:style-name="Tableau1.C1" office:value-type="string">
            <text:p text:style-name="P4">Python</text:p>
          </table:table-cell>
        </table:table-row>
        <table:table-row>
          <table:table-cell table:style-name="Tableau1.A2" office:value-type="string">
            <text:p text:style-name="P5">a ← ord("A"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b ← ord("0"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c ← chr(a) + chr(b+1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d ← chr(ord("B") + 32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e ← ord("A") - 64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au1.7">
          <table:table-cell table:style-name="Tableau1.A2" office:value-type="string">
            <text:p text:style-name="P5">f ← majus("2") + majus("i") +</text:p>
            <text:p text:style-name="P5"><text:s text:c="4"/>majus("n" ) + majus("f"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</table:table>
      <text:h text:style-name="Heading_20_2" text:outline-level="2">Exercice 2 – Réel et Entier</text:h>
      <text:p text:style-name="P7">Évaluer les expressions suivantes tout en indiquant leurs <text:span text:style-name="T3">valeurs et leurss</text:span> types. Puis, les traduire en Python.</text:p>
      <text:p text:style-name="P8">A ← 5 ; B ← 6 ; C ← 7.0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9">Expression Algorithmique</text:p>
          </table:table-cell>
          <table:table-cell table:style-name="Tableau2.A1" office:value-type="string">
            <text:p text:style-name="P9">Valeur / Type</text:p>
          </table:table-cell>
          <table:table-cell table:style-name="Tableau2.C1" office:value-type="string">
            <text:p text:style-name="P9">Python</text:p>
          </table:table-cell>
        </table:table-row>
        <table:table-row>
          <table:table-cell table:style-name="Tableau2.A2" office:value-type="string">
            <text:p text:style-name="P10">D ← A * B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0">E ← A * C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0">F ← (A + B) / 2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0">G ← (A + B) div 2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0">H ← (A + B) mod 3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0">I ← ConvCh(A - B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0">J ← (A + B – abs(A–B)) div 2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0">K ← aléa(1, 6) ≤ 10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0">L←arrondi(1.2)+arrondi(1.5)+</text:p>
            <text:p text:style-name="P10"><text:s text:c="2"/>arrondi(1.7)+arrondi(2.2)+</text:p>
            <text:p text:style-name="P10"><text:s text:c="2"/>arrondi(2.5)+arrondi(2.7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2">M ← abs(-C/2)+abs(A-C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2">N ← ent(3.14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2">O ←Valeur(ConvCh(A)+ConvCh(C)</text:p>
            <text:p text:style-name="P12"><text:s text:c="10"/>+ConvCh(B)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7">
          <table:table-cell table:style-name="Tableau2.A2" office:value-type="string">
            <text:p text:style-name="P12">P ← Racine(18 * 18 * 4)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</table:table>
      <text:h text:style-name="P13" text:outline-level="2"/>
      <text:h text:style-name="P14" text:outline-level="2">Exercice 3 - Chaîne</text:h>
      <text:p text:style-name="P15">Évaluer les expressions suivantes tout en indiquant leurs <text:span text:style-name="T3">valeurs et leurss</text:span> types. Puis, les traduire en Python.</text:p>
      <text:p text:style-name="P16"><text:span text:style-name="T4">ch1</text:span> ← <text:span text:style-name="T4">"Py"</text:span> ; <text:span text:style-name="T4">ch2</text:span> ← <text:span text:style-name="T4">"thon"</text:span> ; <text:span text:style-name="T4">ch3</text:span> ← <text:span text:style-name="T4">"2024-09-16" ; </text:span><text:span text:style-name="T5">ch4 ← "Bateaux"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7">Expression Algorithmique</text:p>
          </table:table-cell>
          <table:table-cell table:style-name="Tableau3.A1" office:value-type="string">
            <text:p text:style-name="P17">Valeur / Type</text:p>
          </table:table-cell>
          <table:table-cell table:style-name="Tableau3.C1" office:value-type="string">
            <text:p text:style-name="P17">Python</text:p>
          </table:table-cell>
        </table:table-row>
        <table:table-row>
          <table:table-cell table:style-name="Tableau3.A2" office:value-type="string">
            <text:p text:style-name="P12">A ← ch1 + ch2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2">B ← Long(A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2">C ← <text:span text:style-name="T5">chr(ord(ch2[3])-1)+ch1[1]</text:span>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9">D ← Sous_Chaine(ch3, 5, 7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9">E ← EstNum(D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7">
          <table:table-cell table:style-name="Tableau3.A2" office:value-type="string">
            <text:p text:style-name="P19">F ← Pos(ch3[5], ch3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7">
          <table:table-cell table:style-name="Tableau3.A2" office:value-type="string">
            <text:p text:style-name="P19">G ← Pos(ch2, A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7">
          <table:table-cell table:style-name="Tableau3.A2" office:value-type="string">
            <text:p text:style-name="P19">H ← Valeur(Sous_Chaine(</text:p>
            <text:p text:style-name="P19"><text:s text:c="12"/>ch3, 8, 10)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7">
          <table:table-cell table:style-name="Tableau3.A2" office:value-type="string">
            <text:p text:style-name="P19">I ← Effacer(ch4, 1, 3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7">
          <table:table-cell table:style-name="Tableau3.A2" office:value-type="string">
            <text:p text:style-name="P19">J ← Majus(I + " " + ch4)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</table:table>
      <text:h text:style-name="P20" text:outline-level="2"/>
      <table:table table:name="Tableau16" table:style-name="Tableau16">
        <table:table-column table:style-name="Tableau16.A"/>
        <table:table-row>
          <table:table-cell table:style-name="Tableau16.A1" office:value-type="string">
            <table:table table:name="Tableau9" table:style-name="Tableau9">
              <table:table-column table:style-name="Tableau9.A"/>
              <table:table-column table:style-name="Tableau9.B" table:number-columns-repeated="2"/>
              <table:table-column table:style-name="Tableau9.D"/>
              <table:table-column table:style-name="Tableau9.B" table:number-columns-repeated="3"/>
              <table:table-column table:style-name="Tableau9.D"/>
              <table:table-column table:style-name="Tableau9.B" table:number-columns-repeated="2"/>
              <table:table-column table:style-name="Tableau9.D"/>
              <table:table-column table:style-name="Tableau9.B" table:number-columns-repeated="2"/>
              <table:table-column table:style-name="Tableau9.D"/>
              <table:table-column table:style-name="Tableau9.B" table:number-columns-repeated="3"/>
              <table:table-row>
                <table:table-cell table:style-name="Tableau9.A1" office:value-type="string">
                  <text:p text:style-name="P21">Code</text:p>
                </table:table-cell>
                <table:table-cell table:style-name="Tableau9.A1" office:value-type="string">
                  <text:p text:style-name="P22">32</text:p>
                </table:table-cell>
                <table:table-cell table:style-name="Tableau9.A1" office:value-type="string">
                  <text:p text:style-name="P22">33</text:p>
                </table:table-cell>
                <table:table-cell table:style-name="Tableau9.A1" office:value-type="string">
                  <text:p text:style-name="P22">34</text:p>
                </table:table-cell>
                <table:table-cell table:style-name="Tableau9.A1" office:value-type="string">
                  <text:p text:style-name="P22">35</text:p>
                </table:table-cell>
                <table:table-cell table:style-name="Tableau9.A1" office:value-type="string">
                  <text:p text:style-name="P22">36</text:p>
                </table:table-cell>
                <table:table-cell table:style-name="Tableau9.A1" office:value-type="string">
                  <text:p text:style-name="P22">37</text:p>
                </table:table-cell>
                <table:table-cell table:style-name="Tableau9.A1" office:value-type="string">
                  <text:p text:style-name="P22">38</text:p>
                </table:table-cell>
                <table:table-cell table:style-name="Tableau9.A1" office:value-type="string">
                  <text:p text:style-name="P22">39</text:p>
                </table:table-cell>
                <table:table-cell table:style-name="Tableau9.A1" office:value-type="string">
                  <text:p text:style-name="P22">40</text:p>
                </table:table-cell>
                <table:table-cell table:style-name="Tableau9.A1" office:value-type="string">
                  <text:p text:style-name="P22">41</text:p>
                </table:table-cell>
                <table:table-cell table:style-name="Tableau9.A1" office:value-type="string">
                  <text:p text:style-name="P22">42</text:p>
                </table:table-cell>
                <table:table-cell table:style-name="Tableau9.A1" office:value-type="string">
                  <text:p text:style-name="P22">43</text:p>
                </table:table-cell>
                <table:table-cell table:style-name="Tableau9.A1" office:value-type="string">
                  <text:p text:style-name="P22">44</text:p>
                </table:table-cell>
                <table:table-cell table:style-name="Tableau9.A1" office:value-type="string">
                  <text:p text:style-name="P22">45</text:p>
                </table:table-cell>
                <table:table-cell table:style-name="Tableau9.A1" office:value-type="string">
                  <text:p text:style-name="P22">46</text:p>
                </table:table-cell>
                <table:table-cell table:style-name="Tableau9.Q1" office:value-type="string">
                  <text:p text:style-name="P22">47</text:p>
                </table:table-cell>
              </table:table-row>
              <table:table-row>
                <table:table-cell table:style-name="Tableau9.A2" office:value-type="string">
                  <text:p text:style-name="P21">Car</text:p>
                </table:table-cell>
                <table:table-cell table:style-name="Tableau9.B2" office:value-type="string">
                  <text:p text:style-name="P23"/>
                </table:table-cell>
                <table:table-cell table:style-name="Tableau9.C2" office:value-type="string">
                  <text:p text:style-name="P23">!</text:p>
                </table:table-cell>
                <table:table-cell table:style-name="Tableau9.D2" office:value-type="string">
                  <text:p text:style-name="P23">"</text:p>
                </table:table-cell>
                <table:table-cell table:style-name="Tableau9.E2" office:value-type="string">
                  <text:p text:style-name="P23">#</text:p>
                </table:table-cell>
                <table:table-cell table:style-name="Tableau9.F2" office:value-type="string">
                  <text:p text:style-name="P23">$</text:p>
                </table:table-cell>
                <table:table-cell table:style-name="Tableau9.G2" office:value-type="string">
                  <text:p text:style-name="P23">%</text:p>
                </table:table-cell>
                <table:table-cell table:style-name="Tableau9.H2" office:value-type="string">
                  <text:p text:style-name="P23">&amp;</text:p>
                </table:table-cell>
                <table:table-cell table:style-name="Tableau9.I2" office:value-type="string">
                  <text:p text:style-name="P23">'</text:p>
                </table:table-cell>
                <table:table-cell table:style-name="Tableau9.J2" office:value-type="string">
                  <text:p text:style-name="P23">(</text:p>
                </table:table-cell>
                <table:table-cell table:style-name="Tableau9.K2" office:value-type="string">
                  <text:p text:style-name="P23">)</text:p>
                </table:table-cell>
                <table:table-cell table:style-name="Tableau9.L2" office:value-type="string">
                  <text:p text:style-name="P23">*</text:p>
                </table:table-cell>
                <table:table-cell table:style-name="Tableau9.M2" office:value-type="string">
                  <text:p text:style-name="P23">+</text:p>
                </table:table-cell>
                <table:table-cell table:style-name="Tableau9.N2" office:value-type="string">
                  <text:p text:style-name="P23">,</text:p>
                </table:table-cell>
                <table:table-cell table:style-name="Tableau9.O2" office:value-type="string">
                  <text:p text:style-name="P23">-</text:p>
                </table:table-cell>
                <table:table-cell table:style-name="Tableau9.P2" office:value-type="string">
                  <text:p text:style-name="P23">.</text:p>
                </table:table-cell>
                <table:table-cell table:style-name="Tableau9.Q2" office:value-type="string">
                  <text:p text:style-name="P23">/</text:p>
                </table:table-cell>
              </table:table-row>
              <table:table-row>
                <table:table-cell table:style-name="Tableau9.A3" office:value-type="string">
                  <text:p text:style-name="P21">Code</text:p>
                </table:table-cell>
                <table:table-cell table:style-name="Tableau9.A3" office:value-type="string">
                  <text:p text:style-name="P22">48</text:p>
                </table:table-cell>
                <table:table-cell table:style-name="Tableau9.A3" office:value-type="string">
                  <text:p text:style-name="P22">49</text:p>
                </table:table-cell>
                <table:table-cell table:style-name="Tableau9.A3" office:value-type="string">
                  <text:p text:style-name="P22">50</text:p>
                </table:table-cell>
                <table:table-cell table:style-name="Tableau9.A3" office:value-type="string">
                  <text:p text:style-name="P22">51</text:p>
                </table:table-cell>
                <table:table-cell table:style-name="Tableau9.A3" office:value-type="string">
                  <text:p text:style-name="P22">52</text:p>
                </table:table-cell>
                <table:table-cell table:style-name="Tableau9.A3" office:value-type="string">
                  <text:p text:style-name="P22">53</text:p>
                </table:table-cell>
                <table:table-cell table:style-name="Tableau9.A3" office:value-type="string">
                  <text:p text:style-name="P22">54</text:p>
                </table:table-cell>
                <table:table-cell table:style-name="Tableau9.A3" office:value-type="string">
                  <text:p text:style-name="P22">55</text:p>
                </table:table-cell>
                <table:table-cell table:style-name="Tableau9.A3" office:value-type="string">
                  <text:p text:style-name="P22">56</text:p>
                </table:table-cell>
                <table:table-cell table:style-name="Tableau9.A3" office:value-type="string">
                  <text:p text:style-name="P22">57</text:p>
                </table:table-cell>
                <table:table-cell table:style-name="Tableau9.A3" office:value-type="string">
                  <text:p text:style-name="P22">58</text:p>
                </table:table-cell>
                <table:table-cell table:style-name="Tableau9.A3" office:value-type="string">
                  <text:p text:style-name="P22">59</text:p>
                </table:table-cell>
                <table:table-cell table:style-name="Tableau9.A3" office:value-type="string">
                  <text:p text:style-name="P22">60</text:p>
                </table:table-cell>
                <table:table-cell table:style-name="Tableau9.A3" office:value-type="string">
                  <text:p text:style-name="P22">61</text:p>
                </table:table-cell>
                <table:table-cell table:style-name="Tableau9.A3" office:value-type="string">
                  <text:p text:style-name="P22">62</text:p>
                </table:table-cell>
                <table:table-cell table:style-name="Tableau9.Q3" office:value-type="string">
                  <text:p text:style-name="P22">63</text:p>
                </table:table-cell>
              </table:table-row>
              <table:table-row>
                <table:table-cell table:style-name="Tableau9.A2" office:value-type="string">
                  <text:p text:style-name="P21">Car</text:p>
                </table:table-cell>
                <table:table-cell table:style-name="Tableau9.B4" office:value-type="string">
                  <text:p text:style-name="P23">0</text:p>
                </table:table-cell>
                <table:table-cell table:style-name="Tableau9.C4" office:value-type="string">
                  <text:p text:style-name="P23">1</text:p>
                </table:table-cell>
                <table:table-cell table:style-name="Tableau9.D2" office:value-type="string">
                  <text:p text:style-name="P23">2</text:p>
                </table:table-cell>
                <table:table-cell table:style-name="Tableau9.E4" office:value-type="string">
                  <text:p text:style-name="P23">3</text:p>
                </table:table-cell>
                <table:table-cell table:style-name="Tableau9.F4" office:value-type="string">
                  <text:p text:style-name="P23">4</text:p>
                </table:table-cell>
                <table:table-cell table:style-name="Tableau9.G4" office:value-type="string">
                  <text:p text:style-name="P23">5</text:p>
                </table:table-cell>
                <table:table-cell table:style-name="Tableau9.H2" office:value-type="string">
                  <text:p text:style-name="P23">6</text:p>
                </table:table-cell>
                <table:table-cell table:style-name="Tableau9.I4" office:value-type="string">
                  <text:p text:style-name="P23">7</text:p>
                </table:table-cell>
                <table:table-cell table:style-name="Tableau9.J4" office:value-type="string">
                  <text:p text:style-name="P23">8</text:p>
                </table:table-cell>
                <table:table-cell table:style-name="Tableau9.K2" office:value-type="string">
                  <text:p text:style-name="P23">9</text:p>
                </table:table-cell>
                <table:table-cell table:style-name="Tableau9.L4" office:value-type="string">
                  <text:p text:style-name="P23">:</text:p>
                </table:table-cell>
                <table:table-cell table:style-name="Tableau9.M4" office:value-type="string">
                  <text:p text:style-name="P23">;</text:p>
                </table:table-cell>
                <table:table-cell table:style-name="Tableau9.N2" office:value-type="string">
                  <text:p text:style-name="P23">&lt;</text:p>
                </table:table-cell>
                <table:table-cell table:style-name="Tableau9.O4" office:value-type="string">
                  <text:p text:style-name="P23">=</text:p>
                </table:table-cell>
                <table:table-cell table:style-name="Tableau9.P4" office:value-type="string">
                  <text:p text:style-name="P23">&gt;</text:p>
                </table:table-cell>
                <table:table-cell table:style-name="Tableau9.Q4" office:value-type="string">
                  <text:p text:style-name="P23">?</text:p>
                </table:table-cell>
              </table:table-row>
              <table:table-row>
                <table:table-cell table:style-name="Tableau9.A3" office:value-type="string">
                  <text:p text:style-name="P21">Code</text:p>
                </table:table-cell>
                <table:table-cell table:style-name="Tableau9.A3" office:value-type="string">
                  <text:p text:style-name="P22">64</text:p>
                </table:table-cell>
                <table:table-cell table:style-name="Tableau9.A3" office:value-type="string">
                  <text:p text:style-name="P22">65</text:p>
                </table:table-cell>
                <table:table-cell table:style-name="Tableau9.A3" office:value-type="string">
                  <text:p text:style-name="P22">66</text:p>
                </table:table-cell>
                <table:table-cell table:style-name="Tableau9.A3" office:value-type="string">
                  <text:p text:style-name="P22">67</text:p>
                </table:table-cell>
                <table:table-cell table:style-name="Tableau9.A3" office:value-type="string">
                  <text:p text:style-name="P22">68</text:p>
                </table:table-cell>
                <table:table-cell table:style-name="Tableau9.A3" office:value-type="string">
                  <text:p text:style-name="P22">69</text:p>
                </table:table-cell>
                <table:table-cell table:style-name="Tableau9.A3" office:value-type="string">
                  <text:p text:style-name="P22">70</text:p>
                </table:table-cell>
                <table:table-cell table:style-name="Tableau9.A3" office:value-type="string">
                  <text:p text:style-name="P22">71</text:p>
                </table:table-cell>
                <table:table-cell table:style-name="Tableau9.A3" office:value-type="string">
                  <text:p text:style-name="P22">72</text:p>
                </table:table-cell>
                <table:table-cell table:style-name="Tableau9.A3" office:value-type="string">
                  <text:p text:style-name="P22">73</text:p>
                </table:table-cell>
                <table:table-cell table:style-name="Tableau9.A3" office:value-type="string">
                  <text:p text:style-name="P22">74</text:p>
                </table:table-cell>
                <table:table-cell table:style-name="Tableau9.A3" office:value-type="string">
                  <text:p text:style-name="P22">75</text:p>
                </table:table-cell>
                <table:table-cell table:style-name="Tableau9.A3" office:value-type="string">
                  <text:p text:style-name="P22">76</text:p>
                </table:table-cell>
                <table:table-cell table:style-name="Tableau9.A3" office:value-type="string">
                  <text:p text:style-name="P22">77</text:p>
                </table:table-cell>
                <table:table-cell table:style-name="Tableau9.A3" office:value-type="string">
                  <text:p text:style-name="P22">78</text:p>
                </table:table-cell>
                <table:table-cell table:style-name="Tableau9.Q3" office:value-type="string">
                  <text:p text:style-name="P22">79</text:p>
                </table:table-cell>
              </table:table-row>
              <table:table-row>
                <table:table-cell table:style-name="Tableau9.A2" office:value-type="string">
                  <text:p text:style-name="P21">Car</text:p>
                </table:table-cell>
                <table:table-cell table:style-name="Tableau9.B6" office:value-type="string">
                  <text:p text:style-name="P23">@</text:p>
                </table:table-cell>
                <table:table-cell table:style-name="Tableau9.C6" office:value-type="string">
                  <text:p text:style-name="P23">A</text:p>
                </table:table-cell>
                <table:table-cell table:style-name="Tableau9.D2" office:value-type="string">
                  <text:p text:style-name="P23">B</text:p>
                </table:table-cell>
                <table:table-cell table:style-name="Tableau9.E6" office:value-type="string">
                  <text:p text:style-name="P23">C</text:p>
                </table:table-cell>
                <table:table-cell table:style-name="Tableau9.F6" office:value-type="string">
                  <text:p text:style-name="P23">D</text:p>
                </table:table-cell>
                <table:table-cell table:style-name="Tableau9.G6" office:value-type="string">
                  <text:p text:style-name="P23">E</text:p>
                </table:table-cell>
                <table:table-cell table:style-name="Tableau9.H2" office:value-type="string">
                  <text:p text:style-name="P23">F</text:p>
                </table:table-cell>
                <table:table-cell table:style-name="Tableau9.I6" office:value-type="string">
                  <text:p text:style-name="P23">G</text:p>
                </table:table-cell>
                <table:table-cell table:style-name="Tableau9.J6" office:value-type="string">
                  <text:p text:style-name="P23">H</text:p>
                </table:table-cell>
                <table:table-cell table:style-name="Tableau9.K2" office:value-type="string">
                  <text:p text:style-name="P23">I</text:p>
                </table:table-cell>
                <table:table-cell table:style-name="Tableau9.L6" office:value-type="string">
                  <text:p text:style-name="P23">J</text:p>
                </table:table-cell>
                <table:table-cell table:style-name="Tableau9.M6" office:value-type="string">
                  <text:p text:style-name="P23">K</text:p>
                </table:table-cell>
                <table:table-cell table:style-name="Tableau9.N2" office:value-type="string">
                  <text:p text:style-name="P23">L</text:p>
                </table:table-cell>
                <table:table-cell table:style-name="Tableau9.O6" office:value-type="string">
                  <text:p text:style-name="P23">M</text:p>
                </table:table-cell>
                <table:table-cell table:style-name="Tableau9.P6" office:value-type="string">
                  <text:p text:style-name="P23">N</text:p>
                </table:table-cell>
                <table:table-cell table:style-name="Tableau9.Q6" office:value-type="string">
                  <text:p text:style-name="P23">O</text:p>
                </table:table-cell>
              </table:table-row>
              <table:table-row>
                <table:table-cell table:style-name="Tableau9.A3" office:value-type="string">
                  <text:p text:style-name="P21">Code</text:p>
                </table:table-cell>
                <table:table-cell table:style-name="Tableau9.A3" office:value-type="string">
                  <text:p text:style-name="P22">80</text:p>
                </table:table-cell>
                <table:table-cell table:style-name="Tableau9.A3" office:value-type="string">
                  <text:p text:style-name="P22">81</text:p>
                </table:table-cell>
                <table:table-cell table:style-name="Tableau9.A3" office:value-type="string">
                  <text:p text:style-name="P22">82</text:p>
                </table:table-cell>
                <table:table-cell table:style-name="Tableau9.A3" office:value-type="string">
                  <text:p text:style-name="P22">83</text:p>
                </table:table-cell>
                <table:table-cell table:style-name="Tableau9.A3" office:value-type="string">
                  <text:p text:style-name="P22">84</text:p>
                </table:table-cell>
                <table:table-cell table:style-name="Tableau9.A3" office:value-type="string">
                  <text:p text:style-name="P22">85</text:p>
                </table:table-cell>
                <table:table-cell table:style-name="Tableau9.A3" office:value-type="string">
                  <text:p text:style-name="P22">86</text:p>
                </table:table-cell>
                <table:table-cell table:style-name="Tableau9.A3" office:value-type="string">
                  <text:p text:style-name="P22">87</text:p>
                </table:table-cell>
                <table:table-cell table:style-name="Tableau9.A3" office:value-type="string">
                  <text:p text:style-name="P22">88</text:p>
                </table:table-cell>
                <table:table-cell table:style-name="Tableau9.A3" office:value-type="string">
                  <text:p text:style-name="P22">89</text:p>
                </table:table-cell>
                <table:table-cell table:style-name="Tableau9.A3" office:value-type="string">
                  <text:p text:style-name="P22">90</text:p>
                </table:table-cell>
                <table:table-cell table:style-name="Tableau9.A3" office:value-type="string">
                  <text:p text:style-name="P22">91</text:p>
                </table:table-cell>
                <table:table-cell table:style-name="Tableau9.A3" office:value-type="string">
                  <text:p text:style-name="P22">92</text:p>
                </table:table-cell>
                <table:table-cell table:style-name="Tableau9.A3" office:value-type="string">
                  <text:p text:style-name="P22">93</text:p>
                </table:table-cell>
                <table:table-cell table:style-name="Tableau9.A3" office:value-type="string">
                  <text:p text:style-name="P22">94</text:p>
                </table:table-cell>
                <table:table-cell table:style-name="Tableau9.Q3" office:value-type="string">
                  <text:p text:style-name="P22">95</text:p>
                </table:table-cell>
              </table:table-row>
              <table:table-row>
                <table:table-cell table:style-name="Tableau9.A2" office:value-type="string">
                  <text:p text:style-name="P21">Car</text:p>
                </table:table-cell>
                <table:table-cell table:style-name="Tableau9.B8" office:value-type="string">
                  <text:p text:style-name="P23">P</text:p>
                </table:table-cell>
                <table:table-cell table:style-name="Tableau9.C8" office:value-type="string">
                  <text:p text:style-name="P23">Q</text:p>
                </table:table-cell>
                <table:table-cell table:style-name="Tableau9.D2" office:value-type="string">
                  <text:p text:style-name="P23">R</text:p>
                </table:table-cell>
                <table:table-cell table:style-name="Tableau9.E8" office:value-type="string">
                  <text:p text:style-name="P23">S</text:p>
                </table:table-cell>
                <table:table-cell table:style-name="Tableau9.F8" office:value-type="string">
                  <text:p text:style-name="P23">T</text:p>
                </table:table-cell>
                <table:table-cell table:style-name="Tableau9.G8" office:value-type="string">
                  <text:p text:style-name="P23">U</text:p>
                </table:table-cell>
                <table:table-cell table:style-name="Tableau9.H2" office:value-type="string">
                  <text:p text:style-name="P23">V</text:p>
                </table:table-cell>
                <table:table-cell table:style-name="Tableau9.I8" office:value-type="string">
                  <text:p text:style-name="P23">W</text:p>
                </table:table-cell>
                <table:table-cell table:style-name="Tableau9.J8" office:value-type="string">
                  <text:p text:style-name="P23">X</text:p>
                </table:table-cell>
                <table:table-cell table:style-name="Tableau9.K2" office:value-type="string">
                  <text:p text:style-name="P23">Y</text:p>
                </table:table-cell>
                <table:table-cell table:style-name="Tableau9.L8" office:value-type="string">
                  <text:p text:style-name="P23">Z</text:p>
                </table:table-cell>
                <table:table-cell table:style-name="Tableau9.M8" office:value-type="string">
                  <text:p text:style-name="P23">[</text:p>
                </table:table-cell>
                <table:table-cell table:style-name="Tableau9.N2" office:value-type="string">
                  <text:p text:style-name="P23">\</text:p>
                </table:table-cell>
                <table:table-cell table:style-name="Tableau9.O8" office:value-type="string">
                  <text:p text:style-name="P23">]</text:p>
                </table:table-cell>
                <table:table-cell table:style-name="Tableau9.P8" office:value-type="string">
                  <text:p text:style-name="P23">^</text:p>
                </table:table-cell>
                <table:table-cell table:style-name="Tableau9.Q8" office:value-type="string">
                  <text:p text:style-name="P23">_</text:p>
                </table:table-cell>
              </table:table-row>
              <table:table-row>
                <table:table-cell table:style-name="Tableau9.A3" office:value-type="string">
                  <text:p text:style-name="P21">Code</text:p>
                </table:table-cell>
                <table:table-cell table:style-name="Tableau9.A3" office:value-type="string">
                  <text:p text:style-name="P22">96</text:p>
                </table:table-cell>
                <table:table-cell table:style-name="Tableau9.A3" office:value-type="string">
                  <text:p text:style-name="P22">97</text:p>
                </table:table-cell>
                <table:table-cell table:style-name="Tableau9.A3" office:value-type="string">
                  <text:p text:style-name="P22">98</text:p>
                </table:table-cell>
                <table:table-cell table:style-name="Tableau9.A3" office:value-type="string">
                  <text:p text:style-name="P22">99</text:p>
                </table:table-cell>
                <table:table-cell table:style-name="Tableau9.A3" office:value-type="string">
                  <text:p text:style-name="P22">100</text:p>
                </table:table-cell>
                <table:table-cell table:style-name="Tableau9.A3" office:value-type="string">
                  <text:p text:style-name="P22">101</text:p>
                </table:table-cell>
                <table:table-cell table:style-name="Tableau9.A3" office:value-type="string">
                  <text:p text:style-name="P22">102</text:p>
                </table:table-cell>
                <table:table-cell table:style-name="Tableau9.A3" office:value-type="string">
                  <text:p text:style-name="P22">103</text:p>
                </table:table-cell>
                <table:table-cell table:style-name="Tableau9.A3" office:value-type="string">
                  <text:p text:style-name="P22">104</text:p>
                </table:table-cell>
                <table:table-cell table:style-name="Tableau9.A3" office:value-type="string">
                  <text:p text:style-name="P22">105</text:p>
                </table:table-cell>
                <table:table-cell table:style-name="Tableau9.A3" office:value-type="string">
                  <text:p text:style-name="P22">106</text:p>
                </table:table-cell>
                <table:table-cell table:style-name="Tableau9.A3" office:value-type="string">
                  <text:p text:style-name="P22">107</text:p>
                </table:table-cell>
                <table:table-cell table:style-name="Tableau9.A3" office:value-type="string">
                  <text:p text:style-name="P22">108</text:p>
                </table:table-cell>
                <table:table-cell table:style-name="Tableau9.A3" office:value-type="string">
                  <text:p text:style-name="P22">109</text:p>
                </table:table-cell>
                <table:table-cell table:style-name="Tableau9.A3" office:value-type="string">
                  <text:p text:style-name="P22">110</text:p>
                </table:table-cell>
                <table:table-cell table:style-name="Tableau9.Q3" office:value-type="string">
                  <text:p text:style-name="P22">111</text:p>
                </table:table-cell>
              </table:table-row>
              <table:table-row>
                <table:table-cell table:style-name="Tableau9.A2" office:value-type="string">
                  <text:p text:style-name="P21">Car</text:p>
                </table:table-cell>
                <table:table-cell table:style-name="Tableau9.B10" office:value-type="string">
                  <text:p text:style-name="P23">`</text:p>
                </table:table-cell>
                <table:table-cell table:style-name="Tableau9.C10" office:value-type="string">
                  <text:p text:style-name="P23">a</text:p>
                </table:table-cell>
                <table:table-cell table:style-name="Tableau9.D2" office:value-type="string">
                  <text:p text:style-name="P23">b</text:p>
                </table:table-cell>
                <table:table-cell table:style-name="Tableau9.E10" office:value-type="string">
                  <text:p text:style-name="P23">c</text:p>
                </table:table-cell>
                <table:table-cell table:style-name="Tableau9.F10" office:value-type="string">
                  <text:p text:style-name="P23">d</text:p>
                </table:table-cell>
                <table:table-cell table:style-name="Tableau9.G10" office:value-type="string">
                  <text:p text:style-name="P23">e</text:p>
                </table:table-cell>
                <table:table-cell table:style-name="Tableau9.H2" office:value-type="string">
                  <text:p text:style-name="P23">f</text:p>
                </table:table-cell>
                <table:table-cell table:style-name="Tableau9.I10" office:value-type="string">
                  <text:p text:style-name="P23">g</text:p>
                </table:table-cell>
                <table:table-cell table:style-name="Tableau9.J10" office:value-type="string">
                  <text:p text:style-name="P23">h</text:p>
                </table:table-cell>
                <table:table-cell table:style-name="Tableau9.K2" office:value-type="string">
                  <text:p text:style-name="P23">i</text:p>
                </table:table-cell>
                <table:table-cell table:style-name="Tableau9.L10" office:value-type="string">
                  <text:p text:style-name="P23">j</text:p>
                </table:table-cell>
                <table:table-cell table:style-name="Tableau9.M10" office:value-type="string">
                  <text:p text:style-name="P23">k</text:p>
                </table:table-cell>
                <table:table-cell table:style-name="Tableau9.N2" office:value-type="string">
                  <text:p text:style-name="P23">l</text:p>
                </table:table-cell>
                <table:table-cell table:style-name="Tableau9.O10" office:value-type="string">
                  <text:p text:style-name="P23">m</text:p>
                </table:table-cell>
                <table:table-cell table:style-name="Tableau9.P10" office:value-type="string">
                  <text:p text:style-name="P23">n</text:p>
                </table:table-cell>
                <table:table-cell table:style-name="Tableau9.Q10" office:value-type="string">
                  <text:p text:style-name="P23">o</text:p>
                </table:table-cell>
              </table:table-row>
              <table:table-row>
                <table:table-cell table:style-name="Tableau9.A3" office:value-type="string">
                  <text:p text:style-name="P21">Code</text:p>
                </table:table-cell>
                <table:table-cell table:style-name="Tableau9.A3" office:value-type="string">
                  <text:p text:style-name="P22">112</text:p>
                </table:table-cell>
                <table:table-cell table:style-name="Tableau9.A3" office:value-type="string">
                  <text:p text:style-name="P22">113</text:p>
                </table:table-cell>
                <table:table-cell table:style-name="Tableau9.A3" office:value-type="string">
                  <text:p text:style-name="P22">114</text:p>
                </table:table-cell>
                <table:table-cell table:style-name="Tableau9.A3" office:value-type="string">
                  <text:p text:style-name="P22">115</text:p>
                </table:table-cell>
                <table:table-cell table:style-name="Tableau9.A3" office:value-type="string">
                  <text:p text:style-name="P22">116</text:p>
                </table:table-cell>
                <table:table-cell table:style-name="Tableau9.A3" office:value-type="string">
                  <text:p text:style-name="P22">117</text:p>
                </table:table-cell>
                <table:table-cell table:style-name="Tableau9.A3" office:value-type="string">
                  <text:p text:style-name="P22">118</text:p>
                </table:table-cell>
                <table:table-cell table:style-name="Tableau9.A3" office:value-type="string">
                  <text:p text:style-name="P22">119</text:p>
                </table:table-cell>
                <table:table-cell table:style-name="Tableau9.A3" office:value-type="string">
                  <text:p text:style-name="P22">120</text:p>
                </table:table-cell>
                <table:table-cell table:style-name="Tableau9.A3" office:value-type="string">
                  <text:p text:style-name="P22">121</text:p>
                </table:table-cell>
                <table:table-cell table:style-name="Tableau9.A3" office:value-type="string">
                  <text:p text:style-name="P22">122</text:p>
                </table:table-cell>
                <table:table-cell table:style-name="Tableau9.A3" office:value-type="string">
                  <text:p text:style-name="P22">123</text:p>
                </table:table-cell>
                <table:table-cell table:style-name="Tableau9.A3" office:value-type="string">
                  <text:p text:style-name="P22">124</text:p>
                </table:table-cell>
                <table:table-cell table:style-name="Tableau9.A3" office:value-type="string">
                  <text:p text:style-name="P22">125</text:p>
                </table:table-cell>
                <table:table-cell table:style-name="Tableau9.A3" office:value-type="string">
                  <text:p text:style-name="P22">126</text:p>
                </table:table-cell>
                <table:table-cell table:style-name="Tableau9.Q3" office:value-type="string">
                  <text:p text:style-name="P22">127</text:p>
                </table:table-cell>
              </table:table-row>
              <table:table-row>
                <table:table-cell table:style-name="Tableau9.A12" office:value-type="string">
                  <text:p text:style-name="P21">Car</text:p>
                </table:table-cell>
                <table:table-cell table:style-name="Tableau9.B12" office:value-type="string">
                  <text:p text:style-name="P23">p</text:p>
                </table:table-cell>
                <table:table-cell table:style-name="Tableau9.C12" office:value-type="string">
                  <text:p text:style-name="P23">q</text:p>
                </table:table-cell>
                <table:table-cell table:style-name="Tableau9.D12" office:value-type="string">
                  <text:p text:style-name="P23">r</text:p>
                </table:table-cell>
                <table:table-cell table:style-name="Tableau9.E12" office:value-type="string">
                  <text:p text:style-name="P23">s</text:p>
                </table:table-cell>
                <table:table-cell table:style-name="Tableau9.F12" office:value-type="string">
                  <text:p text:style-name="P23">t</text:p>
                </table:table-cell>
                <table:table-cell table:style-name="Tableau9.G12" office:value-type="string">
                  <text:p text:style-name="P23">u</text:p>
                </table:table-cell>
                <table:table-cell table:style-name="Tableau9.H12" office:value-type="string">
                  <text:p text:style-name="P23">v</text:p>
                </table:table-cell>
                <table:table-cell table:style-name="Tableau9.I12" office:value-type="string">
                  <text:p text:style-name="P23">w</text:p>
                </table:table-cell>
                <table:table-cell table:style-name="Tableau9.J12" office:value-type="string">
                  <text:p text:style-name="P23">x</text:p>
                </table:table-cell>
                <table:table-cell table:style-name="Tableau9.K12" office:value-type="string">
                  <text:p text:style-name="P23">y</text:p>
                </table:table-cell>
                <table:table-cell table:style-name="Tableau9.L12" office:value-type="string">
                  <text:p text:style-name="P23">z</text:p>
                </table:table-cell>
                <table:table-cell table:style-name="Tableau9.M12" office:value-type="string">
                  <text:p text:style-name="P23">{</text:p>
                </table:table-cell>
                <table:table-cell table:style-name="Tableau9.N12" office:value-type="string">
                  <text:p text:style-name="P23">|</text:p>
                </table:table-cell>
                <table:table-cell table:style-name="Tableau9.O12" office:value-type="string">
                  <text:p text:style-name="P23">}</text:p>
                </table:table-cell>
                <table:table-cell table:style-name="Tableau9.P12" office:value-type="string">
                  <text:p text:style-name="P23">~</text:p>
                </table:table-cell>
                <table:table-cell table:style-name="Tableau9.Q12" office:value-type="string">
                  <text:p text:style-name="P23"></text:p>
                </table:table-cell>
              </table:table-row>
            </table:table>
            <text:p text:style-name="P24">Tableau <text:sequence text:ref-name="refTable0" text:name="Table" text:formula="ooow:Table+1" style:num-format="1">1</text:sequence>: Table des caractères ASCII standard</text:p>
          </table:table-cell>
        </table:table-row>
      </table:table>
      <text:h text:style-name="P25" text:outline-level="3"/>
      <text:h text:style-name="P26" text:outline-level="1">Les fonctions usuelles</text:h>
      <text:h text:style-name="Heading_20_2" text:outline-level="2">Les fonctions sur les types numériqu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7">Algorithmique</text:p>
          </table:table-cell>
          <table:table-cell table:style-name="Tableau4.B1" office:value-type="string">
            <text:p text:style-name="P27">Rôle</text:p>
          </table:table-cell>
        </table:table-row>
        <table:table-row>
          <table:table-cell table:style-name="Tableau4.A2" office:value-type="string">
            <text:p text:style-name="P28">Arrondi(x)</text:p>
          </table:table-cell>
          <table:table-cell table:style-name="Tableau4.B2" office:value-type="string">
            <text:p text:style-name="P28">Retourne l’entier le plus proche de la valeur de x.</text:p>
          </table:table-cell>
        </table:table-row>
        <table:table-row>
          <table:table-cell table:style-name="Tableau4.A2" office:value-type="string">
            <text:p text:style-name="P28">Racine(x)</text:p>
          </table:table-cell>
          <table:table-cell table:style-name="Tableau4.B2" office:value-type="string">
            <text:p text:style-name="P28">Retourne la racine carrée d’un nombre x positif.</text:p>
          </table:table-cell>
        </table:table-row>
        <table:table-row>
          <table:table-cell table:style-name="Tableau4.A2" office:value-type="string">
            <text:p text:style-name="P28">Aléa(vi, vf)</text:p>
          </table:table-cell>
          <table:table-cell table:style-name="Tableau4.B2" office:value-type="string">
            <text:p text:style-name="P28">Retourne un entier aléatoire de l’intervalle [vi, vf].</text:p>
          </table:table-cell>
        </table:table-row>
        <table:table-row>
          <table:table-cell table:style-name="Tableau4.A2" office:value-type="string">
            <text:p text:style-name="P28">Ent(x)</text:p>
          </table:table-cell>
          <table:table-cell table:style-name="Tableau4.B2" office:value-type="string">
            <text:p text:style-name="P28">Retourne la partie entière de x.</text:p>
          </table:table-cell>
        </table:table-row>
        <table:table-row>
          <table:table-cell table:style-name="Tableau4.A2" office:value-type="string">
            <text:p text:style-name="P28">Abs(x)</text:p>
          </table:table-cell>
          <table:table-cell table:style-name="Tableau4.B2" office:value-type="string">
            <text:p text:style-name="P28">Retourne la valeur absolue de x.</text:p>
          </table:table-cell>
        </table:table-row>
      </table:table>
      <text:h text:style-name="Heading_20_2" text:outline-level="2">Les fonctions sur le type caractère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7">Algorithmique</text:p>
          </table:table-cell>
          <table:table-cell table:style-name="Tableau5.B1" office:value-type="string">
            <text:p text:style-name="P27">Rôle</text:p>
          </table:table-cell>
        </table:table-row>
        <table:table-row>
          <table:table-cell table:style-name="Tableau5.A2" office:value-type="string">
            <text:p text:style-name="P28">Ord(c)</text:p>
          </table:table-cell>
          <table:table-cell table:style-name="Tableau5.B2" office:value-type="string">
            <text:p text:style-name="P28">Retourne le code ASCII du caractère c.</text:p>
          </table:table-cell>
        </table:table-row>
        <table:table-row>
          <table:table-cell table:style-name="Tableau5.A2" office:value-type="string">
            <text:p text:style-name="P28">Chr(d)</text:p>
          </table:table-cell>
          <table:table-cell table:style-name="Tableau5.B2" office:value-type="string">
            <text:p text:style-name="P28">Retourne le caractère dont le code ASCII est d.</text:p>
          </table:table-cell>
        </table:table-row>
      </table:table>
      <text:h text:style-name="Heading_20_2" text:outline-level="2">Les fonctions sur le type chaînes de caractères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7">Algorithmique</text:p>
          </table:table-cell>
          <table:table-cell table:style-name="Tableau6.B1" office:value-type="string">
            <text:p text:style-name="P27">Rôle</text:p>
          </table:table-cell>
        </table:table-row>
        <table:table-row>
          <table:table-cell table:style-name="Tableau6.A2" office:value-type="string">
            <text:p text:style-name="P28">Long(ch)</text:p>
          </table:table-cell>
          <table:table-cell table:style-name="Tableau6.B2" office:value-type="string">
            <text:p text:style-name="P28">Retourne le nombre de caractères de la chaîne ch.</text:p>
          </table:table-cell>
        </table:table-row>
        <table:table-row>
          <table:table-cell table:style-name="Tableau6.A2" office:value-type="string">
            <text:p text:style-name="P28">Pos(ch1, ch2)</text:p>
          </table:table-cell>
          <table:table-cell table:style-name="Tableau6.B3" office:value-type="string">
            <text:p text:style-name="P28">Retourne la première position de la chaîne ch1 dans la chaîne ch2, sinon elle retourne -1</text:p>
          </table:table-cell>
        </table:table-row>
        <table:table-row>
          <table:table-cell table:style-name="Tableau6.A2" office:value-type="string">
            <text:p text:style-name="P28">Convch(x)</text:p>
          </table:table-cell>
          <table:table-cell table:style-name="Tableau6.B4" office:value-type="string">
            <text:p text:style-name="P28">Retourne la conversion d’un nombre x en une chaîne de caractères.</text:p>
          </table:table-cell>
        </table:table-row>
        <table:table-row>
          <table:table-cell table:style-name="Tableau6.A2" office:value-type="string">
            <text:p text:style-name="P28">Est<text:span text:style-name="T6">N</text:span>um(ch)</text:p>
          </table:table-cell>
          <table:table-cell table:style-name="Tableau6.B5" office:value-type="string">
            <text:p text:style-name="P28">Retourne Vrai si la chaîne ch est convertible en une valeur numérique, elle retourne Faux sinon.</text:p>
          </table:table-cell>
        </table:table-row>
        <table:table-row>
          <table:table-cell table:style-name="Tableau6.A2" office:value-type="string">
            <text:p text:style-name="P28">Valeur(ch)</text:p>
          </table:table-cell>
          <table:table-cell table:style-name="Tableau6.B6" office:value-type="string">
            <text:p text:style-name="P28">Retourne la conversion d’une chaîne ch en une valeur numérique, si c’est possible.</text:p>
          </table:table-cell>
        </table:table-row>
        <table:table-row>
          <table:table-cell table:style-name="Tableau6.A2" office:value-type="string">
            <text:p text:style-name="P28">Sous_chaine(ch, d, f)</text:p>
          </table:table-cell>
          <table:table-cell table:style-name="Tableau6.B7" office:value-type="string">
            <text:p text:style-name="P28">Retourne une partie de la chaîne ch à partir de la position d jusqu’à la position f (f exclue).</text:p>
          </table:table-cell>
        </table:table-row>
        <table:table-row>
          <table:table-cell table:style-name="Tableau6.A2" office:value-type="string">
            <text:p text:style-name="P28">Effacer(ch, d, f)</text:p>
          </table:table-cell>
          <table:table-cell table:style-name="Tableau6.B8" office:value-type="string">
            <text:p text:style-name="P28">Retourne une sous chaîne de ch après la suppression des caractères de la position d à la position f (f exclue).</text:p>
          </table:table-cell>
        </table:table-row>
        <table:table-row>
          <table:table-cell table:style-name="Tableau6.A2" office:value-type="string">
            <text:p text:style-name="P28">Majus(ch)</text:p>
          </table:table-cell>
          <table:table-cell table:style-name="Tableau6.B9" office:value-type="string">
            <text:p text:style-name="P28">Retourne l’équivalent de la chaîne ch en majuscule.</text:p>
          </table:table-cell>
        </table:table-row>
      </table:table>
      <text:p text:style-name="P28"><text:span text:style-name="T7">N.B. : </text:span>On utilise l’opérateur + pour concaténer deux chaîn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0.5p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6f3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3</text:page-number><text:s/>/ <text:page-count>3</text:page-count></text:p>
      </style:footer>
      <style:footer-first>
        <text:p text:style-name="MP2"><text:span text:style-name="MT1">Page </text:span><text:page-number text:select-page="current">1</text:page-number><text:s/>/ <text:page-count>3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0-01T19:21:01.834000000</dc:date>
    <meta:editing-cycles>11</meta:editing-cycles>
    <meta:editing-duration>PT1H56M5S</meta:editing-duration>
    <meta:print-date>2024-10-01T19:18:52.057000000</meta:print-date>
    <meta:printed-by>Fichiers PDF</meta:printed-by>
    <meta:document-statistic meta:table-count="8" meta:image-count="0" meta:object-count="0" meta:page-count="3" meta:paragraph-count="299" meta:word-count="703" meta:character-count="3105" meta:non-whitespace-character-count="2668"/>
    <meta:template xlink:type="simple" xlink:actuate="onRequest" xlink:title="" xlink:href="./BookAntiqua%20Modèle.ott"/>
  </office:meta>
</office:document-meta>
</file>